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rebuchet MS" svg:font-family="'Trebuchet MS'"/>
    <style:font-face style:name="F" svg:font-family="" style:font-family-generic="roman"/>
    <style:font-face style:name="DejaVu Sans" svg:font-family="'DejaVu Sans'" style:font-family-generic="swiss"/>
    <style:font-face style:name="Trebuchet MS1" svg:font-family="'Trebuchet MS'" style:font-family-generic="swiss"/>
    <style:font-face style:name="Exo 2.03" svg:font-family="'Exo 2.0'" style:font-pitch="variable"/>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1" svg:font-family="Lato"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adornments="Normal" style:font-family-generic="swiss" style:font-pitch="variable"/>
    <style:font-face style:name="Liberation Sans1" svg:font-family="'Liberation Sans', Ari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style>
    <style:style style:name="P2" style:family="paragraph" style:parent-style-name="Title">
      <style:paragraph-properties fo:break-before="page"/>
    </style:style>
    <style:style style:name="P3" style:family="paragraph" style:parent-style-name="Text_20_body">
      <style:text-properties officeooo:rsid="001c66b1" officeooo:paragraph-rsid="001c66b1"/>
    </style:style>
    <style:style style:name="P4"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P5" style:family="paragraph" style:parent-style-name="Standard" style:list-style-name="LS10"/>
    <style:style style:name="P6" style:family="paragraph" style:parent-style-name="Text_20_body" style:list-style-name="L23">
      <style:text-properties officeooo:rsid="001d7994" officeooo:paragraph-rsid="001d7994"/>
    </style:style>
    <style:style style:name="P7" style:family="paragraph" style:parent-style-name="List_20_Contents" style:list-style-name="L20"/>
    <style:style style:name="P8" style:family="paragraph" style:parent-style-name="List_20_Contents" style:list-style-name="LS1"/>
    <style:style style:name="P9" style:family="paragraph" style:parent-style-name="List_20_Contents" style:list-style-name="L21"/>
    <style:style style:name="P10" style:family="paragraph" style:parent-style-name="List_20_Contents" style:list-style-name="LS2"/>
    <style:style style:name="P11" style:family="paragraph" style:parent-style-name="List_20_Contents" style:list-style-name="LS3"/>
    <style:style style:name="P12" style:family="paragraph" style:parent-style-name="List_20_Contents" style:list-style-name="L22"/>
    <style:style style:name="P13" style:family="paragraph" style:parent-style-name="List_20_Contents" style:list-style-name="LS4"/>
    <style:style style:name="P14" style:family="paragraph" style:parent-style-name="List_20_Contents" style:list-style-name="L23"/>
    <style:style style:name="P15" style:family="paragraph" style:parent-style-name="List_20_Contents" style:list-style-name="LS5"/>
    <style:style style:name="P16" style:family="paragraph" style:parent-style-name="List_20_Contents" style:list-style-name="L24"/>
    <style:style style:name="P17" style:family="paragraph" style:parent-style-name="List_20_Contents" style:list-style-name="LS6"/>
    <style:style style:name="P18" style:family="paragraph" style:parent-style-name="List_20_Contents" style:list-style-name="L25"/>
    <style:style style:name="P19" style:family="paragraph" style:parent-style-name="List_20_Contents" style:list-style-name="LS7"/>
    <style:style style:name="P20" style:family="paragraph" style:parent-style-name="List_20_Contents" style:list-style-name="L26"/>
    <style:style style:name="P21" style:family="paragraph" style:parent-style-name="List_20_Contents" style:list-style-name="LS8"/>
    <style:style style:name="P22" style:family="paragraph" style:parent-style-name="List_20_Contents" style:list-style-name="L27"/>
    <style:style style:name="P23" style:family="paragraph" style:parent-style-name="List_20_Contents" style:list-style-name="L27">
      <style:text-properties officeooo:rsid="001e7e0b"/>
    </style:style>
    <style:style style:name="P24" style:family="paragraph" style:parent-style-name="List_20_Contents" style:list-style-name="L28">
      <style:text-properties officeooo:rsid="001e7e0b"/>
    </style:style>
    <style:style style:name="P25" style:family="paragraph" style:parent-style-name="List_20_Contents" style:list-style-name="LS9"/>
    <style:style style:name="P26" style:family="paragraph" style:parent-style-name="List_20_Contents" style:list-style-name="L28"/>
    <style:style style:name="P27" style:family="paragraph">
      <style:paragraph-properties fo:margin-top="0in" fo:margin-bottom="0in"/>
      <style:text-properties style:font-name="F" fo:font-size="12pt"/>
    </style:style>
    <style:style style:name="P28" style:family="paragraph">
      <style:paragraph-properties fo:margin-left="0in" fo:margin-right="0in" fo:margin-top="0in" fo:margin-bottom="0in" fo:line-height="100%" fo:text-align="start" fo:text-indent="0in" style:writing-mode="lr-tb"/>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d7994"/>
    </style:style>
    <style:style style:name="T2" style:family="text">
      <style:text-properties officeooo:rsid="001e7e0b"/>
    </style:style>
    <style:style style:name="T3" style:family="text">
      <style:text-properties officeooo:rsid="002166c4"/>
    </style:style>
    <style:style style:name="T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AM PROTOCOL</text:p>
      <text:p text:style-name="Subtitle">Governing Principles for cooperation among Pisi Linux teams and individuals</text:p>
      <text:p text:style-name="Heading_20_1">Who should read this document</text:p>
      <text:p text:style-name="Text_20_body">This document is to be read by anyone who currently contributes, or wishes to contribute to the Pisi Linux project.</text:p>
      <text:p text:style-name="Heading_20_1">Aim of this document</text:p>
      <text:p text:style-name="Text_20_body">To promote efficient and rewarding teamwork by having good overview and following protocol.</text:p>
      <text:p text:style-name="Heading_20_1">Overview of project structure</text:p>
      <text:p text:style-name="Text_20_body"><office:annotation office:name="__Fieldmark__521_2020707581"><dc:creator>Antony Baker</dc:creator><dc:date>2014-09-23T00:01:40</dc:date><text:list text:style-name=""><text:list-item><text:p>Thsi text is broken (since removal of graphic). Was ‘.... according to common purpose’</text:p></text:list-item></text:list></office:annotation>Pisi Linux teams are arranged according to<office:annotation-end office:name="__Fieldmark__521_2020707581"/> <office:annotation office:name="__Fieldmark__522_2020707581"><dc:creator>Antony Baker</dc:creator><dc:date>2014-09-23T00:02:08</dc:date><text:list text:continue-numbering="true" text:style-name=""><text:list-item><text:p>This is also broken.</text:p></text:list-item></text:list></office:annotation>other types of requests for collaboration should be conducted by the relevant team leader/s (where they exist)<office:annotation-end office:name="__Fieldmark__522_2020707581"/>. Team compositions with contact details are provided in this document.</text:p>
      <text:p text:style-name="Text_20_body">Note: Due to limited manpower, individuals are likely to have several secondary roles and be members of several teams. However, where additional volunteers are found, then certain secondary roles can re-assigned.</text:p>
      <text:p text:style-name="Text_20_body">Additionally, some teams may not yet have a team leader – or some teams may need to employ a <office:annotation office:name="__Fieldmark__530_1467206674"><dc:creator>Antony Baker</dc:creator><dc:date>2014-09-23T14:39:06.268108760</dc:date><text:p text:style-name="P27"><text:span text:style-name="T4">revolving leadership or ‘caretaker’ approach</text:span></text:p></office:annotation>revolving leadership system<office:annotation-end office:name="__Fieldmark__530_1467206674"/>, depending on membership and their spare time.</text:p>
      <text:p text:style-name="Title">OVERSIGHT GROUP</text:p>
      <text:p text:style-name="Heading_20_1"><text:bookmark text:name="h.zfag1itd54iz"/><office:annotation><dc:date>0000-00-00T00:00:00</dc:date><text:p text:style-name="P28"><text:span text:style-name="T5">Has this name been confirmed as okay with Serdar, Marcin and Yusuf? No suggestions for alternative name?</text:span></text:p></office:annotation>Technical Board</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list xml:id="list7107854277024089137" text:style-name="L20">
        <text:list-item>
          <text:p text:style-name="P7">Serdar Soytetir <text:span text:style-name="T3">(</text:span>obsoleteman<text:span text:style-name="T3">) – Team Leader</text:span></text:p>
        </text:list-item>
        <text:list-item>
          <text:p text:style-name="P7">Marcin Bojara <text:span text:style-name="T3">(marcin)</text:span></text:p>
        </text:list-item>
        <text:list-item>
          <text:p text:style-name="P7">Yusuf Aydemir <text:span text:style-name="T3">(yusuf)</text:span></text:p>
        </text:list-item>
      </text:list>
      <text:p text:style-name="Heading_20_2">Purpose</text:p>
      <text:p text:style-name="Text_20_body"><office:annotation><dc:date>0000-00-00T00:00:00</dc:date><text:p text:style-name="P28"><text:span text:style-name="T5">Re-word</text:span></text:p></office:annotation>To decide all technical policy relating to the technical direction that Pisi Linux takes.</text:p>
      <text:p text:style-name="Heading_20_2">Responsibilities</text:p>
      <text:list xml:id="list2842424955804471123" text:style-name="LS1">
        <text:list-item>
          <text:p text:style-name="P8">Packaging policy and guidelines</text:p>
        </text:list-item>
        <text:list-item>
          <text:p text:style-name="P8">Technical decisions regarding installation system and process, toolchain, kernel, X server</text:p>
        </text:list-item>
        <text:list-item>
          <text:p text:style-name="P8">Develop ideas to further refine or extend PiSi, YALI, COMAR, MUDUR, KAPTAN, USER MANAGER and PANDA functionality</text:p>
        </text:list-item>
        <text:list-item>
          <text:p text:style-name="P8">Creation or incorporation of additional tools</text:p>
        </text:list-item>
      </text:list>
      <text:p text:style-name="Heading_20_2"><text:soft-page-break/>How we work</text:p>
      <text:p text:style-name="Text_20_body">See our procedures for details on ‘how we do things’ (Marcin to write this?). Most discussions regarding the Technical Board will happen in #pisi-devel or #board (IRC or Slack?). For requests please consult the contact above.</text:p>
      <text:p text:style-name="Heading_20_2">Meetings</text:p>
      <text:p text:style-name="Text_20_body">The Technical Board holds regular meetings every ? at ? in #meetingroom on (IRC or Slack)</text:p>
      <text:p text:style-name="Text_20_body">Meetings agenda (URL)</text:p>
      <text:p text:style-name="Heading_20_2">Current activities</text:p>
      <text:p text:style-name="Text_20_body">See our <text:a xlink:type="simple" xlink:href="https://github.com/pisilinux/pisilinux-core/milestones" text:style-name="Internet_20_link">ticket</text:a> queue for the things we are working on.</text:p>
      <text:p text:style-name="Text_20_body">See <text:a xlink:type="simple" xlink:href="http://developer.pardus.org.tr/releases/index.html" text:style-name="Internet_20_link">releases</text:a> for information about Pisi Linux releases.</text:p>
      <text:p text:style-name="Heading_20_1"><text:bookmark text:name="h.yq7of1n4y2du"/>Project Coordinator</text:p>
      <text:p text:style-name="Heading_20_2">Contact Information</text:p>
      <text:list xml:id="list2345940986545574465" text:style-name="L21">
        <text:list-item>
          <text:p text:style-name="P9">Emir Yâsin Sarı <text:span text:style-name="T2">(</text:span>bitigchi<text:span text:style-name="T2">)</text:span></text:p>
        </text:list-item>
      </text:list>
      <text:p text:style-name="Text_20_body">IRC or Slack: #pisi-devel or #board</text:p>
      <text:p text:style-name="Heading_20_2">Purpose</text:p>
      <text:p text:style-name="Text_20_body">The Project Coordinator will focus particularly on project overview and facilitation</text:p>
      <text:p text:style-name="Heading_20_2">Responsibilities</text:p>
      <text:list xml:id="list866226766218676808" text:style-name="LS2">
        <text:list-item>
          <text:p text:style-name="P10">Maintain an overview on all aspects of the Project</text:p>
        </text:list-item>
        <text:list-item>
          <text:p text:style-name="P10">Maintain a project management calendar</text:p>
        </text:list-item>
        <text:list-item>
          <text:p text:style-name="P10">Coordinate and facilitate individual and team effort</text:p>
        </text:list-item>
        <text:list-item>
          <text:p text:style-name="P10">Process agenda item submissions</text:p>
        </text:list-item>
        <text:list-item>
          <text:p text:style-name="P10">Chair the Committee meetings</text:p>
        </text:list-item>
        <text:list-item>
          <text:p text:style-name="P10">Develop project strategies</text:p>
        </text:list-item>
        <text:list-item>
          <text:p text:style-name="P10">Work with Core to establish schedules for releases including freeze dates, final release, slips, etc. Ensure all other relevant interaction takes place between teams regarding these schedules and their requirements (eg: PR, docs, branding/artwork, websites/forums etc, etc.)</text:p>
        </text:list-item>
      </text:list>
      <text:p text:style-name="Title"/>
      <text:p text:style-name="P2">DEVELOPMENT GROUP</text:p>
      <text:p text:style-name="Heading_20_1"><text:bookmark text:name="h.udkbmoe5jxpq"/>Core</text:p>
      <text:p text:style-name="Heading_20_2">Contact Information</text:p>
      <text:p text:style-name="Text_20_body">IRC or Slack: #pisi-devel or #board</text:p>
      <text:p text:style-name="Text_20_body">Mailing List: do we need one?</text:p>
      <text:p text:style-name="Text_20_body">Issue tracker: https://github.com/pisilinux/pisilinux-core/issues</text:p>
      <text:p text:style-name="Heading_20_2">Composition</text:p>
      <text:p text:style-name="Text_20_body">Serdar Soytetir – obsole<text:span text:style-name="T2">t</text:span>eman (Team Leader)</text:p>
      <text:p text:style-name="Text_20_body">Marcin Bojara - marcin</text:p>
      <text:p text:style-name="Text_20_body">Yusuf Aydemir - yusuf</text:p>
      <text:p text:style-name="Heading_20_2">Purpose</text:p>
      <text:p text:style-name="Text_20_body">The Core Team maintains the base repository. installation system and process, toolchain, kernel, X server, library versions and dependencies, and implements Technical Board directives.</text:p>
      <text:p text:style-name="Heading_20_2">Responsibilities</text:p>
      <text:list xml:id="list4923984292708464829" text:style-name="LS3">
        <text:list-item>
          <text:p text:style-name="P11">Pisi Linux code-base and core packages</text:p>
        </text:list-item>
        <text:list-item>
          <text:p text:style-name="P11">Manage the git Core repository packages and process requests for the Core repo</text:p>
        </text:list-item>
        <text:list-item>
          <text:p text:style-name="P11">Administrate the build system</text:p>
        </text:list-item>
        <text:list-item>
          <text:p text:style-name="P11">Provide guidance and support to the Extra-Packages Team</text:p>
        </text:list-item>
        <text:list-item>
          <text:p text:style-name="P11">Report progress towards release from Feature Freeze on</text:p>
        </text:list-item>
        <text:list-item>
          <text:p text:style-name="P11">Publish reports on changes to processes</text:p>
        </text:list-item>
        <text:list-item>
          <text:p text:style-name="P11">Remove unmaintained packages from Pisi Linux</text:p>
        </text:list-item>
        <text:list-item>
          <text:p text:style-name="P11">Core Team will implement all Technical Board directives, including the development of PISI, YALI, COMAR, MUDUR, KAPTAN, USER MANAGER</text:p>
        </text:list-item>
        <text:list-item>
          <text:p text:style-name="P11">Blog about important changes, and keep a log of new features on the wiki.</text:p>
        </text:list-item>
      </text:list>
      <text:p text:style-name="Heading_20_2">How we work</text:p>
      <text:p text:style-name="Text_20_body">See our procedures for details on ‘how we do things’ (Marcin to write this?). Most discussions regarding the Core team will happen in #pisi-devel or #board (IRC or Slack?). For requests please consult the contact above.</text:p>
      <text:p text:style-name="Text_20_body">If you want the to submit an issue or job request to the Core Team, please create a ticket in the issue tracker mentioned above. Please enter your Pisi Linux username or email address in the respective textbox, to make sure the team can contact you.</text:p>
      <text:p text:style-name="Heading_20_2">Meetings</text:p>
      <text:p text:style-name="Text_20_body">The Core team holds regular meetings every ? at ? in #meetingroom on (IRC or Slack)</text:p>
      <text:p text:style-name="Text_20_body">Meetings agenda (URL)</text:p>
      <text:p text:style-name="Heading_20_2">Current activities</text:p>
      <text:p text:style-name="Text_20_body">See our<text:a xlink:type="simple" xlink:href="https://github.com/pisilinux/pisilinux-core/milestones" text:style-name="Internet_20_link"> </text:a><text:a xlink:type="simple" xlink:href="https://github.com/pisilinux/pisilinux-core/milestones" text:style-name="Internet_20_link">ticket</text:a> queue for the things we are working on.</text:p>
      <text:p text:style-name="Text_20_body">See<text:a xlink:type="simple" xlink:href="http://developer.pardus.org.tr/releases/index.html" text:style-name="Internet_20_link"> </text:a><text:a xlink:type="simple" xlink:href="http://developer.pardus.org.tr/releases/index.html" text:style-name="Internet_20_link">releases</text:a> for information about Pisi Linux releases.</text:p>
      <text:p text:style-name="Heading_20_1"><text:bookmark text:name="h.ta79r715gvl5"/><text:soft-page-break/>Extra</text:p>
      <text:p text:style-name="Heading_20_2">Contact Information</text:p>
      <text:p text:style-name="Text_20_body">IRC or Slack: #pisi-packaging</text:p>
      <text:p text:style-name="Text_20_body">Mailing List: Do we need one?</text:p>
      <text:p text:style-name="Text_20_body">Issue tracker: https://github.com/pisilinux/pisilinux-extra/issues</text:p>
      <text:p text:style-name="Heading_20_2">Composition<office:annotation><dc:creator>Antony Baker</dc:creator><dc:date>2014-09-23T00:07:03</dc:date><text:list text:style-name=""><text:list-item><text:p text:style-name="P29"><text:span text:style-name="T6">Waroi is missing.</text:span></text:p></text:list-item></text:list></office:annotation></text:p>
      <text:list xml:id="list3700006169232253570" text:style-name="L22">
        <text:list-item>
          <text:p text:style-name="P12">Osman Erkan (namso-01) – Team Lead</text:p>
        </text:list-item>
        <text:list-item>
          <text:p text:style-name="P12">Stefan Gronewold (groni) – Moderator</text:p>
        </text:list-item>
        <text:list-item>
          <text:p text:style-name="P12">Vedat (vedat) – Moderator</text:p>
        </text:list-item>
        <text:list-item>
          <text:p text:style-name="P12">Kamil Atlı (suvari) – Moderator</text:p>
        </text:list-item>
        <text:list-item>
          <text:p text:style-name="P12">Ayhan Yalçınsoy (ayhanyalcinsoy)</text:p>
        </text:list-item>
        <text:list-item>
          <text:p text:style-name="P12">Nikolay Semenov (tribunal)</text:p>
        </text:list-item>
        <text:list-item>
          <text:p text:style-name="P12">İdris Kalp (narcisse)</text:p>
        </text:list-item>
      </text:list>
      <text:p text:style-name="Heading_20_2">Purpose</text:p>
      <text:p text:style-name="Text_20_body">The Extra-Packages team is responsible for the pisi-extra github repo. <text:span text:style-name="T1">Extra Packages team is a sub team of the core team. Extra team head reports to the core team head. </text:span></text:p>
      <text:p text:style-name="Heading_20_2">Responsibilities</text:p>
      <text:list xml:id="list5350431549811221816" text:style-name="LS4">
        <text:list-item>
          <text:p text:style-name="P13">General responsibility of the Pisi Linux software selection</text:p>
        </text:list-item>
        <text:list-item>
          <text:p text:style-name="P13">Proposing new packages</text:p>
        </text:list-item>
        <text:list-item>
          <text:p text:style-name="P13">Updating existing packages</text:p>
        </text:list-item>
        <text:list-item>
          <text:p text:style-name="P13">Assuring that packages maintained do not break anything</text:p>
        </text:list-item>
        <text:list-item>
          <text:p text:style-name="P13">Use Github effectively for issue tracking, ensure that potential contributors can comprehend the latest status of the projects/issues.</text:p>
        </text:list-item>
      </text:list>
      <text:p text:style-name="Heading_20_2">Meetings</text:p>
      <text:p text:style-name="Heading_20_1"><text:bookmark text:name="h.8in9vsq3pstw"/>QA/Testing</text:p>
      <text:p text:style-name="Heading_20_2">Contact Information</text:p>
      <text:p text:style-name="Text_20_body">IRC or Slack: #qa-testing</text:p>
      <text:p text:style-name="Text_20_body">Mailing List: Do we need one?</text:p>
      <text:p text:style-name="Heading_20_2">Composition</text:p>
      <text:list xml:id="list5747646586507757961" text:style-name="L23">
        <text:list-item>
          <text:p text:style-name="P14">Stefan Gronewold (groni) – Team Leader</text:p>
        </text:list-item>
        <text:list-item>
          <text:p text:style-name="P14">Osman Erkan (namso-01)</text:p>
        </text:list-item>
        <text:list-item>
          <text:p text:style-name="P14">Ayhan Yalçınsoy (ayhanyalcinsoy)</text:p>
        </text:list-item>
        <text:list-item>
          <text:p text:style-name="P14">Vedat (vedat)</text:p>
        </text:list-item>
        <text:list-item>
          <text:p text:style-name="P14">Kamil Atlı (suvari)</text:p>
        </text:list-item>
        <text:list-item>
          <text:p text:style-name="P14">Varol Maksutoğlu (waroi)</text:p>
          <text:p text:style-name="P6"/>
        </text:list-item>
      </text:list>
      <text:p text:style-name="Heading_20_2">Purpose</text:p>
      <text:p text:style-name="Text_20_body">The Quality Assurance Team ensures all of the software that makes up Pisi Linux receives adequate testing, is fit-for-purpose, and contains no major bugs. It's our goal to continually improve the quality of Pisi Linux releases and updates.</text:p>
      <text:p text:style-name="P3"><text:soft-page-break/>As a side note, every package maintainer is responsible for checking whether his/her package breaks something.</text:p>
      <text:p text:style-name="Heading_20_2">Responsibilities</text:p>
      <text:list xml:id="list3529823875780937939" text:style-name="LS5">
        <text:list-item>
          <text:p text:style-name="P15">Testing of software as it is released into the farm repo</text:p>
        </text:list-item>
        <text:list-item>
          <text:p text:style-name="P15">Developing and executing test plans to test important functionality in a systematic way</text:p>
        </text:list-item>
        <text:list-item>
          <text:p text:style-name="P15">Running test days for specific feature or component</text:p>
        </text:list-item>
        <text:list-item>
          <text:p text:style-name="P15">Working with the Core and Extra-Packages teams to maintain the release criteria</text:p>
        </text:list-item>
        <text:list-item>
          <text:p text:style-name="P15">Highlight any aspect of Pisi Linux which appears to be sub-standard (via Committee meeting agendas?)</text:p>
        </text:list-item>
      </text:list>
      <text:p text:style-name="Heading_20_2">Meetings</text:p>
      <text:p text:style-name="Heading_20_1"><text:bookmark text:name="h.1rf5lfkkz5d0"/>Design/UX</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5:29</dc:date><text:list text:style-name=""><text:list-item><text:p text:style-name="P29"><text:span text:style-name="T6">Waroi is missing (reckon he would be handy here)</text:span></text:p></text:list-item></text:list></office:annotation></text:p>
      <text:list xml:id="list341980355095114172" text:style-name="L24">
        <text:list-item>
          <text:p text:style-name="P16">Emir Yâsin Sarı (bitigchi) – Team Leader</text:p>
        </text:list-item>
        <text:list-item>
          <text:p text:style-name="P16">Paula (sapphireGD)</text:p>
        </text:list-item>
        <text:list-item>
          <text:p text:style-name="P16">Onur Aslan</text:p>
        </text:list-item>
        <text:list-item>
          <text:p text:style-name="P16">Osman Erkan (namso-01) - Websites</text:p>
        </text:list-item>
      </text:list>
      <text:p text:style-name="Heading_20_2">Purpose</text:p>
      <text:p text:style-name="Text_20_body"><office:annotation><dc:date>0000-00-00T00:00:00</dc:date><text:p text:style-name="P28"><text:span text:style-name="T5">Re-word.</text:span></text:p></office:annotation>The Design Team is the design group of the Pisi Linux project. Our interests are not only in creating graphics for use by the Pisi Linux community, but also in advocating the use of the creative tools that are a part of Pisi Linux.</text:p>
      <text:p text:style-name="Heading_20_2">Responsibilities</text:p>
      <text:list xml:id="list5316614100544823800" text:style-name="LS6">
        <text:list-item>
          <text:p text:style-name="P17">Designing various user interface elements, icons, artwork, and branding material; ensuring consistency across all UI elements within Pisi Linux, respecting good typography and pleasant look without overusing skeumorphic or shiny materials.</text:p>
        </text:list-item>
        <text:list-item>
          <text:p text:style-name="P17">Ensuring that new or existing features respect general UX principles, and direct development process towards a UX-friendly one.</text:p>
        </text:list-item>
        <text:list-item>
          <text:p text:style-name="P17">Creating whiteboards, analyzing current elements, proposing new designs and guiding developers in implementation</text:p>
        </text:list-item>
        <text:list-item>
          <text:p text:style-name="P17">Follow and analyze current design trends, review current elements, and propose replacements</text:p>
        </text:list-item>
        <text:list-item>
          <text:p text:style-name="P17">Creating artwork, branding materials, and guidelines for these elements</text:p>
        </text:list-item>
        <text:list-item>
          <text:p text:style-name="P17">Migrate all available info to the wiki, assist Documentation team in this regard.</text:p>
        </text:list-item>
      </text:list>
      <text:p text:style-name="Heading_20_2">Meetings</text:p>
      <text:p text:style-name="Title">COMMUNITY GROUP</text:p>
      <text:p text:style-name="Heading_20_1"><text:bookmark text:name="h.k39dwgsmhoxb"/>Websites</text:p>
      <text:p text:style-name="Heading_20_2">Contact Information</text:p>
      <text:p text:style-name="Text_20_body">IRC or Slack: #</text:p>
      <text:p text:style-name="Text_20_body"><text:soft-page-break/>Mailing List: Do we need one?</text:p>
      <text:p text:style-name="Heading_20_2">Composition</text:p>
      <text:list xml:id="list1899557897696694557" text:style-name="L25">
        <text:list-item>
          <text:p text:style-name="P18">Stefan Gronewold (groni) – Team Leader</text:p>
        </text:list-item>
        <text:list-item>
          <text:p text:style-name="P18">Varol Maksutoğlu (waroi)</text:p>
        </text:list-item>
        <text:list-item>
          <text:p text:style-name="P18">Richard de Bruin (richdb)</text:p>
        </text:list-item>
        <text:list-item>
          <text:p text:style-name="P18">Osman Erkan (namso-01) – Technical Lead</text:p>
        </text:list-item>
      </text:list>
      <text:p text:style-name="Heading_20_2">Purpose</text:p>
      <text:p text:style-name="Text_20_body">The Pisi Linux Website team aims to <office:annotation><dc:date>0000-00-00T00:00:00</dc:date><text:p text:style-name="P28"><text:span text:style-name="T5">Re-word.</text:span></text:p></office:annotation>improve Pisi Linux image and to create the best possible online interface for users and contributors.</text:p>
      <text:p text:style-name="Heading_20_2">Responsibilities</text:p>
      <text:list xml:id="list3479288053011695641" text:style-name="LS7">
        <text:list-item>
          <text:p text:style-name="P19">Maintain the Pisi Linux and Pisi Linux World forum websites and forums</text:p>
        </text:list-item>
        <text:list-item>
          <text:p text:style-name="P19">Work in conjunction with Design/UX and QA teams for new features or <office:annotation><dc:date>0000-00-00T00:00:00</dc:date><text:p text:style-name="P28"><text:span text:style-name="T5">Re-word.</text:span></text:p></office:annotation>changes to the existing parts. New features shall not be implemented without proper testing and confirmation from UX team.</text:p>
        </text:list-item>
        <text:list-item>
          <text:p text:style-name="P19">Migrate all available info to the wiki, assist Documentation team in this regard</text:p>
        </text:list-item>
        <text:list-item>
          <text:p text:style-name="P19">Bug fixing :) <office:annotation><dc:date>0000-00-00T00:00:00</dc:date><text:p text:style-name="P28"><text:span text:style-name="T5">Re-word.</text:span></text:p></office:annotation>Keep the quality of the forum very good</text:p>
        </text:list-item>
        <text:list-item>
          <text:p text:style-name="P19">Update sections and items on the forum if needed</text:p>
        </text:list-item>
        <text:list-item>
          <text:p text:style-name="P19"><office:annotation><dc:date>0000-00-00T00:00:00</dc:date><text:p text:style-name="P28"><text:span text:style-name="T5">Re-word.</text:span></text:p></office:annotation>Answer and give reaction on forum questions</text:p>
        </text:list-item>
        <text:list-item>
          <text:p text:style-name="P19">Follow web-design trends and use them</text:p>
        </text:list-item>
      </text:list>
      <text:p text:style-name="Heading_20_2">Meetings</text:p>
      <text:p text:style-name="Heading_20_1"><text:bookmark text:name="h.whcqdbfpwyer"/>PR/Marketing</text:p>
      <text:p text:style-name="Heading_20_2">Contact Information</text:p>
      <text:p text:style-name="Text_20_body">IRC or Slack: #</text:p>
      <text:p text:style-name="Text_20_body">Mailing List: Do we need one?</text:p>
      <text:p text:style-name="Heading_20_2">Composition</text:p>
      <text:list xml:id="list1919002748125468767" text:style-name="L26">
        <text:list-item>
          <text:p text:style-name="P20">Richard de Bruin (richdb) – Team Leader</text:p>
        </text:list-item>
        <text:list-item>
          <text:p text:style-name="P20">Emir Yâsin Sarı – Turkey local leader</text:p>
        </text:list-item>
        <text:list-item>
          <text:p text:style-name="P20">Antony Baker (ant)</text:p>
        </text:list-item>
        <text:list-item>
          <text:p text:style-name="P20">İdris Kalp (narcisse)</text:p>
        </text:list-item>
        <text:list-item>
          <text:p text:style-name="P20">Varol Maksutoğlu (waroi)</text:p>
        </text:list-item>
      </text:list>
      <text:p text:style-name="Heading_20_2">Purpose</text:p>
      <text:p text:style-name="Text_20_body">The PR/Marketing Team <office:annotation><dc:date>0000-00-00T00:00:00</dc:date><text:p text:style-name="P28"><text:span text:style-name="T5">Re-word.</text:span></text:p></office:annotation>ensures that people in pisi Linux can consistently explain to everyone what Pisi Linux is, why the project can help them, and how they can help the project.</text:p>
      <text:p text:style-name="Heading_20_2">Responsibilities</text:p>
      <text:list xml:id="list6208522002561053599" text:style-name="LS8">
        <text:list-item>
          <text:p text:style-name="P21">Act as official point-of-contact with outside agencies (DW etc)</text:p>
        </text:list-item>
        <text:list-item>
          <text:p text:style-name="P21">Use G+, Twitter and Facebook as primary <office:annotation><dc:date>0000-00-00T00:00:00</dc:date><text:p text:style-name="P28"><text:span text:style-name="T5">Re-word.</text:span></text:p></office:annotation>sources for news and communication about Pisi Linux</text:p>
        </text:list-item>
        <text:list-item>
          <text:p text:style-name="P21">Follow and analyze current social media trends and translate these to Pisi Linux</text:p>
        </text:list-item>
        <text:list-item>
          <text:p text:style-name="P21">Follow news about Pisi Linux in the media and other Linux news</text:p>
        </text:list-item>
        <text:list-item>
          <text:p text:style-name="P21"><office:annotation><dc:date>0000-00-00T00:00:00</dc:date><text:p text:style-name="P28"><text:span text:style-name="T5">Re-word.</text:span></text:p></office:annotation>Answer/Reaction about Pisi Linux on G+, Twitter and Facebook</text:p>
        </text:list-item>
      </text:list>
      <text:p text:style-name="Heading_20_2"><text:soft-page-break/>Meetings</text:p>
      <text:p text:style-name="Heading_20_1"><text:bookmark text:name="h.6l5ozx5f9s8v"/>Documentation</text:p>
      <text:p text:style-name="Heading_20_2">Contact Information</text:p>
      <text:p text:style-name="Text_20_body">IRC or Slack: #</text:p>
      <text:p text:style-name="Text_20_body">Mailing List: Do we need one?</text:p>
      <text:p text:style-name="Heading_20_2">Composition<office:annotation><dc:creator>Antony Baker</dc:creator><dc:date>2014-09-23T00:03:55</dc:date><text:list text:style-name=""><text:list-item><text:p text:style-name="P29"><text:span text:style-name="T6">Waroi is missing (he did a lot on the wiki)</text:span></text:p></text:list-item></text:list></office:annotation></text:p>
      <text:list xml:id="list7142438926605759026" text:style-name="L27">
        <text:list-item>
          <text:p text:style-name="P22">Emir Yâsin Sarı (bitigchi) – Team Leader</text:p>
        </text:list-item>
        <text:list-item>
          <text:p text:style-name="P22">Antony Baker (ant)</text:p>
        </text:list-item>
        <text:list-item>
          <text:p text:style-name="P23">Osman Erkan (namso-01)</text:p>
        </text:list-item>
        <text:list-item>
          <text:p text:style-name="P22">Ayhan Yalçınsoy (ayhanyalcinsoy)</text:p>
        </text:list-item>
        <text:list-item>
          <text:p text:style-name="P22">İdris Kalp (narcisse)</text:p>
        </text:list-item>
      </text:list>
      <text:p text:style-name="Heading_20_2">Purpose</text:p>
      <text:p text:style-name="Text_20_body">The goal of the Pisi Linux Documentation team is to improve the overall experience of Pisi Linux users and contributors by providing <office:annotation><dc:date>0000-00-00T00:00:00</dc:date><text:p text:style-name="P28"><text:span text:style-name="T5">Find better description</text:span></text:p></office:annotation>clear and up to date documentation.</text:p>
      <text:p text:style-name="Heading_20_2">Responsibilities</text:p>
      <text:list xml:id="list6784028089915091541" text:style-name="LS9">
        <text:list-item>
          <text:p text:style-name="P25">Use wiki as primary information source available to everyone</text:p>
        </text:list-item>
        <text:list-item>
          <text:p text:style-name="P25">Make sure all the development related info is available on the wiki</text:p>
        </text:list-item>
        <text:list-item>
          <text:p text:style-name="P25">Use open file formats for documents (.html, .odf, .pdf, .md)</text:p>
        </text:list-item>
        <text:list-item>
          <text:p text:style-name="P25">Develop consistent document standards and templates</text:p>
        </text:list-item>
        <text:list-item>
          <text:p text:style-name="P25">Create “Introduction to Pisi Linux” documents and maintain them as version number progresses, make them available as printed copy</text:p>
        </text:list-item>
        <text:list-item>
          <text:p text:style-name="P25">Spell and grammar checking, ensure that the info available is in <office:annotation><dc:date>0000-00-00T00:00:00</dc:date><text:p text:style-name="P28"><text:span text:style-name="T5">Re-word.</text:span></text:p></office:annotation>perfect shape</text:p>
        </text:list-item>
        <text:list-item>
          <text:p text:style-name="P25">Make use of old Pardus documentation, adapt for use within Pisi Linux</text:p>
        </text:list-item>
      </text:list>
      <text:p text:style-name="Heading_20_2">Meetings</text:p>
      <text:p text:style-name="Heading_20_1"><text:bookmark text:name="h.43ukuxkcsakw"/>Localization</text:p>
      <text:p text:style-name="Heading_20_2">Contact Information</text:p>
      <text:p text:style-name="Text_20_body">IRC or Slack: #</text:p>
      <text:p text:style-name="Text_20_body">Mailing List: Do we need one?</text:p>
      <text:p text:style-name="Heading_20_2">Composition</text:p>
      <text:list xml:id="list8958614948400753262" text:style-name="L28">
        <text:list-item>
          <text:p text:style-name="P26">Nikolay Semenov <text:span text:style-name="T2">(</text:span>tribunal<text:span text:style-name="T2">)</text:span> – Team Leader</text:p>
        </text:list-item>
        <text:list-item>
          <text:p text:style-name="P26">Emir Yâsin Sarı <text:s/><text:span text:style-name="T2">(</text:span>bitigchi<text:span text:style-name="T2">)</text:span></text:p>
        </text:list-item>
        <text:list-item>
          <text:p text:style-name="P24">Antony Baker (ant)</text:p>
        </text:list-item>
      </text:list>
      <text:p text:style-name="Heading_20_2">Purpose</text:p>
      <text:p text:style-name="Text_20_body">The goal of the Pisi Linux Localization team is to ensure that all aspects of Pisi Linux (the Software, Documentation, Websites and culture) are equally accessible to local communities (countries, languages).</text:p>
      <text:p text:style-name="Heading_20_2">Responsibilities</text:p>
      <text:list xml:id="list1923566783015733110" text:style-name="LS10">
        <text:list-item>
          <text:p text:style-name="P5">Use transifex as primary tool for translations.</text:p>
        </text:list-item>
        <text:list-item>
          <text:p text:style-name="P5"><text:soft-page-break/>Provide translations via PO files</text:p>
        </text:list-item>
        <text:list-item>
          <text:p text:style-name="P5"><office:annotation><dc:date>0000-00-00T00:00:00</dc:date><text:p text:style-name="P28"><text:span text:style-name="T5">Re-word.</text:span></text:p></office:annotation>Keep focus on the quality of the translations.</text:p>
        </text:list-item>
      </text:list>
      <text:p text:style-name="Heading_20_2">Mee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Trebuchet MS" svg:font-family="'Trebuchet MS'"/>
    <style:font-face style:name="F" svg:font-family="" style:font-family-generic="roman"/>
    <style:font-face style:name="DejaVu Sans" svg:font-family="'DejaVu Sans'" style:font-family-generic="swiss"/>
    <style:font-face style:name="Trebuchet MS1" svg:font-family="'Trebuchet MS'" style:font-family-generic="swiss"/>
    <style:font-face style:name="Exo 2.03" svg:font-family="'Exo 2.0'" style:font-pitch="variable"/>
    <style:font-face style:name="Exo 2.01" svg:font-family="'Exo 2.0'" style:font-adornments="Kalın" style:font-pitch="variable"/>
    <style:font-face style:name="Exo 2.0" svg:font-family="'Exo 2.0'" style:font-adornments="Normal" style:font-pitch="variable"/>
    <style:font-face style:name="Exo 2.02" svg:font-family="'Exo 2.0'" style:font-adornments="İtalik" style:font-pitch="variable"/>
    <style:font-face style:name="Lato1" svg:font-family="Lato" style:font-pitch="variable"/>
    <style:font-face style:name="Lato" svg:font-family="Lato"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adornments="Normal" style:font-family-generic="swiss" style:font-pitch="variable"/>
    <style:font-face style:name="Liberation Sans1" svg:font-family="'Liberation Sans', Arial"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writing-mode="lr-tb"/>
      <style:text-properties style:font-name="Lato" fo:font-family="Lato" style:font-style-name="Normal" style:font-pitch="variable" fo:font-size="14pt" style:font-name-asian="DejaVu Sans2" style:font-family-asian="'DejaVu Sans'" style:font-family-generic-asian="system" style:font-pitch-asian="variable" style:font-size-asian="14pt" style:font-weight-asian="normal" style:font-name-complex="DejaVu Sans2" style:font-family-complex="'DejaVu Sans'" style:font-family-generic-complex="system" style:font-pitch-complex="variable" style:font-size-complex="14pt" style:font-weight-complex="normal"/>
    </style:style>
    <style:style style:name="Text_20_body" style:display-name="Text body" style:family="paragraph" style:parent-style-name="Standard" style:class="text">
      <style:paragraph-properties fo:margin-top="0in" fo:margin-bottom="0.0972in" style:contextual-spacing="false" fo:line-height="120%" style:writing-mode="lr-tb"/>
      <style:text-properties style:font-name="Liberation Sans" fo:font-family="'Liberation Sans'" style:font-style-name="Normal" style:font-family-generic="swiss" style:font-pitch="variable" fo:font-size="10pt"/>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 fo:font-family="'Exo 2.0'" style:font-style-name="Normal" style:font-pitch="variable" fo:font-size="16pt" fo:font-weight="bold"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Exo 2.01" fo:font-family="'Exo 2.0'" style:font-style-name="Kalın" style:font-pitch="variable" fo:font-size="13pt" fo:font-weight="normal"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text-align="center" style:justify-single-word="false" fo:keep-together="always" fo:break-before="auto" fo:break-after="auto" fo:keep-with-next="always" style:writing-mode="lr-tb"/>
      <style:text-properties style:font-name="Exo 2.0" fo:font-family="'Exo 2.0'" style:font-style-name="Normal" style:font-pitch="variable" fo:font-size="21pt" fo:font-weight="bold"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Exo 2.02" fo:font-family="'Exo 2.0'" style:font-style-name="İtalik" style:font-pitch="variable"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writing-mode="lr-tb"/>
      <style:text-properties style:font-name="Liberation Sans" fo:font-family="'Liberation Sans'" style:font-style-name="Normal" style:font-family-generic="swiss" style:font-pitch="variable" fo:font-size="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space-before="0.25in" text:min-label-width="0.25in"/>
      </text:list-level-style-bullet>
      <text:list-level-style-bullet text:level="2" text:style-name="List9Level1" text:bullet-char="○">
        <style:list-level-properties text:space-before="0.75in" text:min-label-width="0.25in"/>
      </text:list-level-style-bullet>
      <text:list-level-style-bullet text:level="3" text:style-name="List9Level2" text:bullet-char="■">
        <style:list-level-properties text:space-before="1.3748in" text:min-label-width="0.1252in"/>
      </text:list-level-style-bullet>
      <text:list-level-style-bullet text:level="4" text:style-name="List9Level3" text:bullet-char="●">
        <style:list-level-properties text:space-before="1.75in" text:min-label-width="0.25in"/>
      </text:list-level-style-bullet>
      <text:list-level-style-bullet text:level="5" text:style-name="List9Level4" text:bullet-char="○">
        <style:list-level-properties text:space-before="2.25in" text:min-label-width="0.25in"/>
      </text:list-level-style-bullet>
      <text:list-level-style-bullet text:level="6" text:style-name="List9Level5" text:bullet-char="■">
        <style:list-level-properties text:space-before="2.8748in" text:min-label-width="0.1252in"/>
      </text:list-level-style-bullet>
      <text:list-level-style-bullet text:level="7" text:style-name="List9Level6" text:bullet-char="●">
        <style:list-level-properties text:space-before="3.25in" text:min-label-width="0.25in"/>
      </text:list-level-style-bullet>
      <text:list-level-style-bullet text:level="8" text:style-name="List9Level7" text:bullet-char="○">
        <style:list-level-properties text:space-before="3.75in" text:min-label-width="0.25in"/>
      </text:list-level-style-bullet>
      <text:list-level-style-bullet text:level="9" text:style-name="List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space-before="0.25in" text:min-label-width="0.25in"/>
      </text:list-level-style-bullet>
      <text:list-level-style-bullet text:level="2" text:style-name="List10Level1" text:bullet-char="○">
        <style:list-level-properties text:space-before="0.75in" text:min-label-width="0.25in"/>
      </text:list-level-style-bullet>
      <text:list-level-style-bullet text:level="3" text:style-name="List10Level2" text:bullet-char="■">
        <style:list-level-properties text:space-before="1.3748in" text:min-label-width="0.1252in"/>
      </text:list-level-style-bullet>
      <text:list-level-style-bullet text:level="4" text:style-name="List10Level3" text:bullet-char="●">
        <style:list-level-properties text:space-before="1.75in" text:min-label-width="0.25in"/>
      </text:list-level-style-bullet>
      <text:list-level-style-bullet text:level="5" text:style-name="List10Level4" text:bullet-char="○">
        <style:list-level-properties text:space-before="2.25in" text:min-label-width="0.25in"/>
      </text:list-level-style-bullet>
      <text:list-level-style-bullet text:level="6" text:style-name="List10Level5" text:bullet-char="■">
        <style:list-level-properties text:space-before="2.8748in" text:min-label-width="0.1252in"/>
      </text:list-level-style-bullet>
      <text:list-level-style-bullet text:level="7" text:style-name="List10Level6" text:bullet-char="●">
        <style:list-level-properties text:space-before="3.25in" text:min-label-width="0.25in"/>
      </text:list-level-style-bullet>
      <text:list-level-style-bullet text:level="8" text:style-name="List10Level7" text:bullet-char="○">
        <style:list-level-properties text:space-before="3.75in" text:min-label-width="0.25in"/>
      </text:list-level-style-bullet>
      <text:list-level-style-bullet text:level="9" text:style-name="List1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text-properties fo:font-size="8pt" style:font-size-asian="8pt" style:font-size-complex="8pt"/>
    </style:style>
    <style:style style:name="MP2" style:family="paragraph" style:parent-style-name="Standard">
      <style:paragraph-properties fo:line-height="115%" fo:text-align="center" style:justify-single-word="false" fo:break-before="auto" fo:break-after="auto" style:writing-mode="lr-tb"/>
    </style:style>
    <style:page-layout style:name="Mpm1">
      <style:page-layout-properties fo:page-width="8.2681in" fo:page-height="11.6929in" style:num-format="1" style:print-orientation="portrait" fo:margin-top="0.4917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07/09/14</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Linux_X86_64 LibreOffice_project/420m0$Build-2</meta:generator>
    <dc:title/>
    <meta:initial-creator/>
    <meta:editing-cycles>15</meta:editing-cycles>
    <dc:date>2014-09-23T14:41:03.908682920</dc:date>
    <meta:editing-duration>PT31M50S</meta:editing-duration>
    <dc:creator>Antony Baker</dc:creator>
    <meta:document-statistic meta:table-count="0" meta:image-count="0" meta:object-count="0" meta:page-count="8" meta:paragraph-count="220" meta:word-count="1725" meta:character-count="10901" meta:non-whitespace-character-count="9483"/>
  </office:meta>
</office:document-meta>
</file>